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666cm" svg:height="2.666cm" svg:x="9.506cm" svg:y="4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032cm" svg:height="2.032cm" svg:x="9.805cm" svg:y="4.74cm">
          <text:p text:style-name="P1">Men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666cm" svg:height="2.666cm" svg:x="9.497cm" svg:y="9.704cm">
          <text:p text:style-name="P1">Pl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2.666cm" svg:height="2.666cm" svg:x="13.398cm" svg:y="17.105cm">
          <text:p text:style-name="P1">Di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666cm" svg:height="2.666cm" svg:x="5.499cm" svg:y="17.106cm">
          <text:p text:style-name="P1">Finish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666cm" svg:height="2.666cm" svg:x="1.398cm" svg:y="23.305cm">
          <text:p text:style-name="P1">Game</text:p>
          <text:p text:style-name="P1">W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2.666cm" svg:height="2.666cm" svg:x="17.5cm" svg:y="23.307cm">
          <text:p text:style-name="P1">Game</text:p>
          <text:p text:style-name="P1">O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839cm" svg:y1="7.107cm" svg:x2="10.83cm" svg:y2="9.704cm" draw:start-shape="id1" draw:start-glue-point="8" draw:end-shape="id2" draw:end-glue-point="4" svg:d="M10839 7107l-9 2597" svg:viewBox="0 0 10 2598">
          <text:p text:style-name="P1">Space</text:p>
        </draw:connector>
        <draw:connector draw:style-name="gr3" draw:text-style-name="P1" draw:layer="layout" draw:type="line" svg:x1="9.887cm" svg:y1="11.98cm" svg:x2="8.165cm" svg:y2="18.439cm" draw:start-shape="id2" draw:start-glue-point="7" draw:end-shape="id3" draw:end-glue-point="10" svg:d="M9887 11980l-1722 6459" svg:viewBox="0 0 1723 6460">
          <text:p text:style-name="P1">Finished</text:p>
        </draw:connector>
        <draw:connector draw:style-name="gr3" draw:text-style-name="P1" draw:layer="layout" draw:type="line" svg:x1="11.773cm" svg:y1="11.98cm" svg:x2="13.398cm" svg:y2="18.438cm" draw:start-shape="id2" draw:start-glue-point="9" draw:end-shape="id4" draw:end-glue-point="6" svg:d="M11773 11980l1625 6458" svg:viewBox="0 0 1626 6459">
          <text:p text:style-name="P1">Died</text:p>
        </draw:connector>
        <draw:connector draw:style-name="gr3" draw:text-style-name="P1" draw:layer="layout" draw:type="line" svg:x1="5.889cm" svg:y1="19.382cm" svg:x2="3.674cm" svg:y2="23.695cm" draw:start-shape="id3" draw:start-glue-point="7" draw:end-shape="id5" draw:end-glue-point="11" svg:d="M5889 19382l-2215 4313" svg:viewBox="0 0 2216 4314">
          <text:p text:style-name="P1">Last</text:p>
          <text:p text:style-name="P1">Level</text:p>
        </draw:connector>
        <draw:connector draw:style-name="gr3" draw:text-style-name="P1" draw:layer="layout" draw:type="line" svg:x1="15.674cm" svg:y1="19.381cm" svg:x2="17.89cm" svg:y2="23.697cm" draw:start-shape="id4" draw:start-glue-point="9" draw:end-shape="id6" draw:end-glue-point="5" svg:d="M15674 19381l2216 4316" svg:viewBox="0 0 2217 4317">
          <text:p text:style-name="P1">Last</text:p>
          <text:p text:style-name="P1">Life</text:p>
        </draw:connector>
        <draw:connector draw:style-name="gr3" draw:text-style-name="P1" draw:layer="layout" draw:type="line" svg:x1="14.731cm" svg:y1="17.105cm" svg:x2="12.163cm" svg:y2="11.037cm" draw:start-shape="id4" draw:start-glue-point="4" draw:end-shape="id2" draw:end-glue-point="10" svg:d="M14731 17105l-2568-6068" svg:viewBox="0 0 2569 6069">
          <text:p text:style-name="P1">Space</text:p>
        </draw:connector>
        <draw:connector draw:style-name="gr3" draw:text-style-name="P1" draw:layer="layout" draw:type="line" svg:x1="6.832cm" svg:y1="17.106cm" svg:x2="9.497cm" svg:y2="11.037cm" draw:start-shape="id3" draw:start-glue-point="4" draw:end-shape="id2" draw:end-glue-point="6" svg:d="M6832 17106l2665-6069" svg:viewBox="0 0 2666 6070">
          <text:p text:style-name="P1">Space</text:p>
        </draw:connector>
        <draw:connector draw:style-name="gr3" draw:text-style-name="P1" draw:layer="layout" draw:type="line" svg:x1="1.788cm" svg:y1="23.695cm" svg:x2="9.506cm" svg:y2="5.774cm" draw:start-shape="id5" draw:start-glue-point="5" draw:end-shape="id1" draw:end-glue-point="6" svg:d="M1788 23695l7718-17921" svg:viewBox="0 0 7719 17922">
          <text:p text:style-name="P1">Return</text:p>
        </draw:connector>
        <draw:connector draw:style-name="gr3" draw:text-style-name="P1" draw:layer="layout" draw:type="line" svg:x1="19.776cm" svg:y1="23.697cm" svg:x2="12.172cm" svg:y2="5.774cm" draw:start-shape="id6" draw:start-glue-point="11" draw:end-shape="id1" draw:end-glue-point="10" svg:d="M19776 23697l-7604-17923" svg:viewBox="0 0 7605 17924">
          <text:p text:style-name="P1">Return</text:p>
        </draw:connector>
        <draw:frame draw:style-name="gr4" draw:text-style-name="P2" draw:layer="layout" svg:width="10.781cm" svg:height="3.063cm" svg:x="5.461cm" svg:y="1.135cm">
          <draw:text-box>
            <text:p text:style-name="P1"><text:span text:style-name="T1">Game</text:span></text:p>
            <text:p text:style-name="P1"><text:span text:style-name="T1">Finite State Machi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2T11:16:12.070131783</meta:creation-date>
    <dc:date>2015-05-31T03:33:22.865422835</dc:date>
    <meta:editing-duration>PT4M13S</meta:editing-duration>
    <meta:editing-cycles>3</meta:editing-cycles>
    <meta:generator>LibreOffice/4.2.7.2$Linux_X86_64 LibreOffice_project/420m0$Build-2</meta:generator>
    <meta:document-statistic meta:object-count="17"/>
  </office:meta>
</office:document-meta>
</file>